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C6000000FE0E9A0AE1D67F16A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ffb66c" draw:fill="solid" draw:fill-color="#ffdbb6" draw:textarea-horizontal-align="justify" draw:textarea-vertical-align="middle" draw:auto-grow-height="false" fo:min-height="5.723cm" fo:min-width="5.308cm" fo:wrap-option="wrap"/>
    </style:style>
    <style:style style:name="gr2" style:family="graphic" style:parent-style-name="standard">
      <style:graphic-properties draw:textarea-horizontal-align="justify" draw:textarea-vertical-align="middle" draw:auto-grow-height="false" fo:min-height="2.903cm" fo:min-width="4.557cm"/>
      <style:paragraph-properties style:writing-mode="lr-tb"/>
    </style:style>
    <style:style style:name="gr3" style:family="graphic" style:parent-style-name="standard">
      <style:graphic-properties draw:textarea-horizontal-align="justify" draw:textarea-vertical-align="middle" draw:auto-grow-height="false" fo:min-height="1.757cm" fo:min-width="5.316cm"/>
      <style:paragraph-properties style:writing-mode="lr-tb"/>
    </style:style>
    <style:style style:name="gr4" style:family="graphic" style:parent-style-name="standard">
      <style:graphic-properties draw:textarea-horizontal-align="justify" draw:textarea-vertical-align="middle" draw:auto-grow-height="false" fo:min-height="1.757cm" fo:min-width="4.047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dash" draw:stroke-dash="Long_20_Dash" svg:stroke-color="#ff0000" draw:fill="none" draw:textarea-horizontal-align="justify" draw:textarea-vertical-align="bottom" draw:auto-grow-height="false" fo:min-height="6.053cm" fo:min-width="18.185cm"/>
      <style:paragraph-properties style:writing-mode="lr-tb"/>
    </style:style>
    <style:style style:name="gr7" style:family="graphic" style:parent-style-name="standard">
      <style:graphic-properties draw:stroke="dash" draw:stroke-dash="Long_20_Dash" svg:stroke-color="#ff0000" draw:fill="none" draw:textarea-horizontal-align="justify" draw:textarea-vertical-align="top" draw:auto-grow-height="false" fo:min-height="4.622cm" fo:min-width="18.341cm"/>
      <style:paragraph-properties style:writing-mode="lr-tb"/>
    </style:style>
    <style:style style:name="gr8" style:family="graphic" style:parent-style-name="objectwithoutfill">
      <style:graphic-properties draw:marker-start="Arrowheads_20_2" draw:marker-end="" draw:marker-end-width="0.3cm" draw:fill="none" draw:textarea-vertical-align="middle"/>
      <style:paragraph-properties style:writing-mode="lr-tb"/>
    </style:style>
    <style:style style:name="gr9" style:family="graphic" style:parent-style-name="standard">
      <style:graphic-properties draw:fill-color="#afd095" draw:textarea-horizontal-align="justify" draw:textarea-vertical-align="middle" draw:auto-grow-height="false" fo:min-height="0.896cm" fo:min-width="2.869cm"/>
      <style:paragraph-properties style:writing-mode="lr-tb"/>
    </style:style>
    <style:style style:name="gr10" style:family="graphic" style:parent-style-name="objectwithoutfill">
      <style:graphic-properties draw:marker-start="" draw:marker-end="Arrowheads_20_3" draw:marker-end-width="0.3cm" draw:fill="none" draw:textarea-vertical-align="middle"/>
      <style:paragraph-properties style:writing-mode="lr-tb"/>
    </style:style>
    <style:style style:name="gr11" style:family="graphic" style:parent-style-name="objectwithoutfill">
      <style:graphic-properties draw:marker-end="Arrowheads_20_4" draw:marker-end-width="0.3cm" draw:fill="none" draw:textarea-vertical-align="middle"/>
    </style:style>
    <style:style style:name="gr12" style:family="graphic" style:parent-style-name="standard">
      <style:graphic-properties draw:stroke="none" svg:stroke-color="#000000" draw:fill="none" draw:fill-color="#ffffff" fo:min-height="1.338cm"/>
      <style:paragraph-properties style:writing-mode="lr-tb"/>
    </style:style>
    <style:style style:name="P1" style:family="paragraph">
      <loext:graphic-properties draw:fill="solid" draw:fill-color="#ffdbb6"/>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text-align="end" fo:text-indent="0.102cm"/>
    </style:style>
    <style:style style:name="P4" style:family="paragraph">
      <loext:graphic-properties draw:fill="none"/>
      <style:paragraph-properties fo:margin-left="0cm" fo:margin-right="0cm" fo:margin-top="0cm" fo:margin-bottom="0cm" fo:text-align="end" fo:text-indent="0.102cm"/>
    </style:style>
    <style:style style:name="P5" style:family="paragraph">
      <style:paragraph-properties fo:text-align="end"/>
    </style:style>
    <style:style style:name="P6" style:family="paragraph">
      <loext:graphic-properties draw:fill="none"/>
      <style:paragraph-properties fo:text-align="end"/>
    </style:style>
    <style:style style:name="P7" style:family="paragraph">
      <loext:graphic-properties draw:fill="none"/>
      <style:paragraph-properties fo:text-align="center"/>
    </style:style>
    <style:style style:name="P8" style:family="paragraph">
      <loext:graphic-properties draw:fill-color="#afd095"/>
      <style:paragraph-properties fo:text-align="center"/>
    </style:style>
    <style:style style:name="P9"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89cm" svg:height="9.208cm" svg:x="21.32cm" svg:y="11.47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5.397cm" svg:height="3.493cm" svg:x="4.127cm" svg:y="9.814cm">
          <text:p text:style-name="P2">GLOBAL</text:p>
          <text:p text:style-name="P2">PATH PLAN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6.032cm" svg:height="2.223cm" svg:x="4.175cm" svg:y="16.364cm">
          <text:p text:style-name="P2">PATH TRACKER</text:p>
          <text:p text:style-name="P2">(Session 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4.763cm" svg:height="2.223cm" svg:x="13.817cm" svg:y="16.457cm">
          <text:p text:style-name="P2">COLLISION</text:p>
          <text:p text:style-name="P2">AVOIDANCE</text:p>
          <text:p text:style-name="P2">(Session 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3.555cm" svg:height="4.56cm" svg:x="23.225cm" svg:y="15.172cm">
          <draw:image xlink:href="Pictures/10000001000000C6000000FE0E9A0AE1D67F16A6.png" xlink:type="simple" xlink:show="embed" xlink:actuate="onLoad" draw:mime-type="image/png">
            <text:p/>
          </draw:image>
        </draw:frame>
        <draw:custom-shape draw:style-name="gr6" draw:text-style-name="P4" draw:layer="layout" svg:width="19.367cm" svg:height="6.985cm" svg:x="2.905cm" svg:y="8.744cm">
          <text:p text:style-name="P3">Practical Session 6A: Path planning</text:p>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19.367cm" svg:height="5.398cm" svg:x="2.905cm" svg:y="2.587cm">
          <text:p text:style-name="P5">Practical Session 6B: Explo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5.397cm" svg:height="3.493cm" svg:x="14.217cm" svg:y="3.874cm">
          <text:p text:style-name="P2">MAP</text:p>
          <text:p text:style-name="P2">Server</text:p>
          <text:p text:style-name="P2">(SLA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5.397cm" svg:height="3.493cm" svg:x="13.7cm" svg:y="10.024cm">
          <text:p text:style-name="P2">Costmap 2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5.397cm" svg:height="3.493cm" svg:x="4.175cm" svg:y="3.857cm">
          <text:p text:style-name="P2">Frontier-based</text:p>
          <text:p text:style-name="P2">Explo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9.572cm" svg:y1="11.795cm" svg:x2="14.169cm" svg:y2="11.795cm">
          <text:p text:style-name="P2">Costmap <text:s text:c="3"/></text:p>
          <text:p text:style-name="P2"/>
        </draw:line>
        <draw:line draw:style-name="gr8" draw:text-style-name="P7" draw:layer="layout" svg:x1="9.572cm" svg:y1="5.762cm" svg:x2="14.169cm" svg:y2="5.762cm">
          <text:p text:style-name="P2">Map</text:p>
          <text:p text:style-name="P2"/>
          <text:p text:style-name="P2"/>
        </draw:line>
        <draw:line draw:style-name="gr8" draw:text-style-name="P7" draw:layer="layout" svg:x1="16.64cm" svg:y1="10.007cm" svg:x2="16.64cm" svg:y2="7.467cm">
          <text:p text:style-name="P2">Map</text:p>
          <text:p text:style-name="P2"/>
          <text:p text:style-name="P2"/>
        </draw:line>
        <draw:line draw:style-name="gr8" draw:text-style-name="P7" draw:layer="layout" svg:x1="6.715cm" svg:y1="16.24cm" svg:x2="6.715cm" svg:y2="13.382cm">
          <text:p text:style-name="P2">Path </text:p>
          <text:p text:style-name="P2"/>
        </draw:line>
        <draw:line draw:style-name="gr8" draw:text-style-name="P7" draw:layer="layout" svg:x1="6.715cm" svg:y1="9.907cm" svg:x2="6.715cm" svg:y2="7.367cm">
          <text:p text:style-name="P2"/>
          <text:p text:style-name="P2">Goal</text:p>
        </draw:line>
        <draw:custom-shape draw:style-name="gr9" draw:text-style-name="P8" draw:layer="layout" svg:width="3.493cm" svg:height="1.27cm" svg:x="20.367cm" svg:y="15.922cm">
          <text:p text:style-name="P2">Sensor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3.493cm" svg:height="1.27cm" svg:x="20.367cm" svg:y="17.827cm">
          <text:p text:style-name="P2">Actuator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8.628cm" svg:y1="16.875cm" svg:x2="20.685cm" svg:y2="16.875cm">
          <text:p text:style-name="P2"/>
          <text:p text:style-name="P2"/>
        </draw:line>
        <draw:line draw:style-name="gr10" draw:text-style-name="P7" draw:layer="layout" svg:x1="18.31cm" svg:y1="18.78cm" svg:x2="20.367cm" svg:y2="18.78cm">
          <text:p text:style-name="P2"/>
          <text:p text:style-name="P2">cmd_vel</text:p>
        </draw:line>
        <draw:line draw:style-name="gr10" draw:text-style-name="P7" draw:layer="layout" svg:x1="10.207cm" svg:y1="17.827cm" svg:x2="13.7cm" svg:y2="17.827cm">
          <text:p text:style-name="P2"/>
          <text:p text:style-name="P2">v_pref <text:s text:c="2"/></text:p>
        </draw:line>
        <draw:line draw:style-name="gr11" draw:text-style-name="P7" draw:layer="layout" svg:x1="23.225cm" svg:y1="15.922cm" svg:x2="19.097cm" svg:y2="7.35cm">
          <text:p/>
        </draw:line>
        <draw:frame draw:style-name="gr12" draw:text-style-name="P9" draw:layer="layout" svg:width="4.445cm" svg:height="1.588cm" svg:x="24.177cm" svg:y="12.747cm">
          <draw:text-box>
            <text:p>Environment</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02cm" svg:stroke-color="#3465a4" draw:marker-start-width="0.356cm" draw:marker-start-center="false" draw:marker-end-width="0.356cm" draw:marker-end-center="false" draw:fill="solid" draw:fill-color="#729fcf" draw:textarea-horizontal-align="right"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4-01T20:50:58.669067391</meta:creation-date>
    <dc:date>2025-04-01T21:10:31.436313542</dc:date>
    <meta:editing-duration>PT6M9S</meta:editing-duration>
    <meta:editing-cycles>2</meta:editing-cycles>
    <meta:generator>LibreOffice/7.3.7.2$Linux_X86_64 LibreOffice_project/30$Build-2</meta:generator>
    <meta:document-statistic meta:object-count="22"/>
  </office:meta>
</office:document-meta>
</file>